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librating the 4-load-cell-amplifier version of the scale. Begun May 11, 2016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2" office:value-type="string" calcext:value-type="string">
            <text:p>Weights for Calibration, measured by a luggage scale set to kg</text:p>
          </table:table-cell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3" office:value-type="string" calcext:value-type="string">
            <text:p>Plywood top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5” lb weight (each)2.2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15” lb weight 1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15” lb weight 2</text:p>
          </table:table-cell>
          <table:table-cell table:style-name="ce17" office:value-type="float" office:value="6.7" calcext:value-type="float">
            <text:p>6.7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3" office:value-type="string" calcext:value-type="string">
            <text:p><text:span text:style-name="T1">Statistics for each Load Sensor and weight</text:span>. 40 samples per reading.  I let the calibration run for ½ hour for each value to let the parts' temperature stabilize</text:p>
          </table:table-cell>
          <table:table-cell table:style-name="ce13" table:number-columns-repeated="1023"/>
        </table:table-row>
        <table:table-row table:style-name="ro2">
          <table:table-cell table:style-name="ce13" office:value-type="string" calcext:value-type="string">
            <text:p>Note: walking near the scale can cause vibrations, so settle for a while before making the readings.</text:p>
          </table:table-cell>
          <table:table-cell table:style-name="ce13" table:number-columns-repeated="1023"/>
        </table:table-row>
        <table:table-row table:style-name="ro2">
          <table:table-cell table:style-name="ce12" office:value-type="string" calcext:value-type="string">
            <text:p>LL Average</text:p>
          </table:table-cell>
          <table:table-cell table:style-name="ce17" office:value-type="string" calcext:value-type="string">
            <text:p>LL Std Dev</text:p>
          </table:table-cell>
          <table:table-cell table:style-name="ce12" office:value-type="string" calcext:value-type="string">
            <text:p>UL Average</text:p>
          </table:table-cell>
          <table:table-cell table:style-name="ce17" office:value-type="string" calcext:value-type="string">
            <text:p>UL Std Dev</text:p>
          </table:table-cell>
          <table:table-cell table:style-name="ce12" office:value-type="string" calcext:value-type="string">
            <text:p>UR Average</text:p>
          </table:table-cell>
          <table:table-cell table:style-name="ce17" office:value-type="string" calcext:value-type="string">
            <text:p>UR Std Dev</text:p>
          </table:table-cell>
          <table:table-cell table:style-name="ce12" office:value-type="string" calcext:value-type="string">
            <text:p>LR Average</text:p>
          </table:table-cell>
          <table:table-cell table:style-name="ce17" office:value-type="string" calcext:value-type="string">
            <text:p>LR Std Dev</text:p>
          </table:table-cell>
          <table:table-cell table:style-name="ce12" office:value-type="string" calcext:value-type="string">
            <text:p>Weight (kg)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14"/>
        </table:table-row>
        <table:table-row table:style-name="ro2">
          <table:table-cell table:style-name="ce10" office:value-type="float" office:value="-22697.3" calcext:value-type="float">
            <text:p>-22697.3</text:p>
          </table:table-cell>
          <table:table-cell office:value-type="float" office:value="22.3" calcext:value-type="float">
            <text:p>22.3</text:p>
          </table:table-cell>
          <table:table-cell table:style-name="ce10" office:value-type="float" office:value="19907.8" calcext:value-type="float">
            <text:p>19907.8</text:p>
          </table:table-cell>
          <table:table-cell office:value-type="float" office:value="23.3" calcext:value-type="float">
            <text:p>23.3</text:p>
          </table:table-cell>
          <table:table-cell table:style-name="ce10" office:value-type="float" office:value="-61289.1" calcext:value-type="float">
            <text:p>-61289.1</text:p>
          </table:table-cell>
          <table:table-cell office:value-type="float" office:value="26.1" calcext:value-type="float">
            <text:p>26.1</text:p>
          </table:table-cell>
          <table:table-cell table:style-name="ce10" office:value-type="float" office:value="-90326" calcext:value-type="float">
            <text:p>-90326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 load</text:p>
          </table:table-cell>
          <table:table-cell table:style-name="ce10" office:value-type="string" calcext:value-type="string">
            <text:p>This row = the offset value for each Load Sensor</text:p>
          </table:table-cell>
          <table:table-cell table:number-columns-repeated="1013"/>
        </table:table-row>
        <table:table-row table:style-name="ro2">
          <table:table-cell table:style-name="ce14" office:value-type="float" office:value="85543.2" calcext:value-type="float">
            <text:p>85543.2</text:p>
          </table:table-cell>
          <table:table-cell table:style-name="ce14" office:value-type="float" office:value="28.4" calcext:value-type="float">
            <text:p>28.4</text:p>
          </table:table-cell>
          <table:table-cell table:style-name="ce14" office:value-type="float" office:value="107657" calcext:value-type="float">
            <text:p>107657</text:p>
          </table:table-cell>
          <table:table-cell table:style-name="ce14" office:value-type="float" office:value="20.7" calcext:value-type="float">
            <text:p>20.7</text:p>
          </table:table-cell>
          <table:table-cell table:style-name="ce14" office:value-type="float" office:value="63518.2" calcext:value-type="float">
            <text:p>63518.2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-2816.8" calcext:value-type="float">
            <text:p>-2816.8</text:p>
          </table:table-cell>
          <table:table-cell table:style-name="ce15" office:value-type="float" office:value="21.4" calcext:value-type="float">
            <text:p>21.4</text:p>
          </table:table-cell>
          <table:table-cell table:style-name="ce17" table:formula="of:=[.B4]" office:value-type="float" office:value="8.5" calcext:value-type="float">
            <text:p>8.5</text:p>
          </table:table-cell>
          <table:table-cell table:style-name="ce17" office:value-type="string" calcext:value-type="string">
            <text:p>plywood top</text:p>
          </table:table-cell>
          <table:table-cell table:number-columns-repeated="1014"/>
        </table:table-row>
        <table:table-row table:style-name="ro2">
          <table:table-cell table:style-name="ce14" office:value-type="float" office:value="109899.1" calcext:value-type="float">
            <text:p>109899.1</text:p>
          </table:table-cell>
          <table:table-cell table:style-name="ce14" office:value-type="float" office:value="20.3" calcext:value-type="float">
            <text:p>20.3</text:p>
          </table:table-cell>
          <table:table-cell table:style-name="ce14" office:value-type="float" office:value="132676.4" calcext:value-type="float">
            <text:p>132676.4</text:p>
          </table:table-cell>
          <table:table-cell table:style-name="ce14" office:value-type="float" office:value="23.3" calcext:value-type="float">
            <text:p>23.3</text:p>
          </table:table-cell>
          <table:table-cell table:style-name="ce14" office:value-type="float" office:value="92451.3" calcext:value-type="float">
            <text:p>92451.3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4386.2" calcext:value-type="float">
            <text:p>24386.2</text:p>
          </table:table-cell>
          <table:table-cell table:style-name="ce15" office:value-type="float" office:value="24.6" calcext:value-type="float">
            <text:p>24.6</text:p>
          </table:table-cell>
          <table:table-cell table:formula="of:=[.B4]+[.B5]" office:value-type="float" office:value="10.7" calcext:value-type="float">
            <text:p>10.7</text:p>
          </table:table-cell>
          <table:table-cell office:value-type="string" calcext:value-type="string">
            <text:p>Top + “5” lbs weight</text:p>
          </table:table-cell>
          <table:table-cell table:number-columns-repeated="1014"/>
        </table:table-row>
        <table:table-row table:style-name="ro2">
          <table:table-cell table:style-name="ce15" office:value-type="float" office:value="137106.6" calcext:value-type="float">
            <text:p>137106.6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157540.6" calcext:value-type="float">
            <text:p>157540.6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125510.1" calcext:value-type="float">
            <text:p>125510.1</text:p>
          </table:table-cell>
          <table:table-cell table:style-name="ce15" office:value-type="float" office:value="27.2" calcext:value-type="float">
            <text:p>27.2</text:p>
          </table:table-cell>
          <table:table-cell table:style-name="ce15" office:value-type="float" office:value="48980" calcext:value-type="float">
            <text:p>48980</text:p>
          </table:table-cell>
          <table:table-cell table:style-name="ce15" office:value-type="float" office:value="26.9" calcext:value-type="float">
            <text:p>26.9</text:p>
          </table:table-cell>
          <table:table-cell table:formula="of:=[.B4]+[.B5]+[.B5]" office:value-type="float" office:value="12.9" calcext:value-type="float">
            <text:p>12.9</text:p>
          </table:table-cell>
          <table:table-cell office:value-type="string" calcext:value-type="string">
            <text:p>Top + both “5” lbs weights</text:p>
          </table:table-cell>
          <table:table-cell table:number-columns-repeated="1014"/>
        </table:table-row>
        <table:table-row table:style-name="ro2">
          <table:table-cell table:style-name="ce15" office:value-type="float" office:value="158127.5" calcext:value-type="float">
            <text:p>158127.5</text:p>
          </table:table-cell>
          <table:table-cell table:style-name="ce15" office:value-type="float" office:value="23.2" calcext:value-type="float">
            <text:p>23.2</text:p>
          </table:table-cell>
          <table:table-cell table:style-name="ce15" office:value-type="float" office:value="183501.3" calcext:value-type="float">
            <text:p>183501.3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53906.4" calcext:value-type="float">
            <text:p>153906.4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78288.7" calcext:value-type="float">
            <text:p>78288.7</text:p>
          </table:table-cell>
          <table:table-cell table:style-name="ce15" office:value-type="float" office:value="18.8" calcext:value-type="float">
            <text:p>18.8</text:p>
          </table:table-cell>
          <table:table-cell table:style-name="ce17" table:formula="of:=[.B4]+[.B6]" office:value-type="float" office:value="15.3" calcext:value-type="float">
            <text:p>15.3</text:p>
          </table:table-cell>
          <table:table-cell table:style-name="ce17" office:value-type="string" calcext:value-type="string">
            <text:p>Top + 15 lbs weight</text:p>
          </table:table-cell>
          <table:table-cell table:number-columns-repeated="1014"/>
        </table:table-row>
        <table:table-row table:style-name="ro2">
          <table:table-cell office:value-type="float" office:value="184618.1" calcext:value-type="float">
            <text:p>184618.1</text:p>
          </table:table-cell>
          <table:table-cell office:value-type="float" office:value="28.9" calcext:value-type="float">
            <text:p>28.9</text:p>
          </table:table-cell>
          <table:table-cell office:value-type="float" office:value="212559.9" calcext:value-type="float">
            <text:p>212559.9</text:p>
          </table:table-cell>
          <table:table-cell office:value-type="float" office:value="28.7" calcext:value-type="float">
            <text:p>28.7</text:p>
          </table:table-cell>
          <table:table-cell office:value-type="float" office:value="183776.3" calcext:value-type="float">
            <text:p>183776.3</text:p>
          </table:table-cell>
          <table:table-cell office:value-type="float" office:value="26.8" calcext:value-type="float">
            <text:p>26.8</text:p>
          </table:table-cell>
          <table:table-cell office:value-type="float" office:value="105659.9" calcext:value-type="float">
            <text:p>105659.9</text:p>
          </table:table-cell>
          <table:table-cell office:value-type="float" office:value="24.4" calcext:value-type="float">
            <text:p>24.4</text:p>
          </table:table-cell>
          <table:table-cell table:style-name="ce17" table:formula="of:=[.B4]+[.B6]+[.B5]" office:value-type="float" office:value="17.5" calcext:value-type="float">
            <text:p>17.5</text:p>
          </table:table-cell>
          <table:table-cell table:style-name="ce17" office:value-type="string" calcext:value-type="string">
            <text:p>Top + 15 + “5” lbs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5]+[.B5]" office:value-type="float" office:value="19.7" calcext:value-type="float">
            <text:p>19.7</text:p>
          </table:table-cell>
          <table:table-cell table:style-name="ce17" office:value-type="string" calcext:value-type="string">
            <text:p>Top + 15 + “5” + “5” lbs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7]" office:value-type="float" office:value="22" calcext:value-type="float">
            <text:p>22</text:p>
          </table:table-cell>
          <table:table-cell table:style-name="ce17" office:value-type="string" calcext:value-type="string">
            <text:p>Top + 15 + 15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7]+[.B5]" office:value-type="float" office:value="24.2" calcext:value-type="float">
            <text:p>24.2</text:p>
          </table:table-cell>
          <table:table-cell table:style-name="ce17" office:value-type="string" calcext:value-type="string">
            <text:p>Top + 15 + 15 + “5”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7"/>
          <table:table-cell table:style-name="ce17" table:formula="of:=[.B4]+[.B6]+[.B7]+[.B5]+[.B5]" office:value-type="float" office:value="26.4" calcext:value-type="float">
            <text:p>26.4</text:p>
          </table:table-cell>
          <table:table-cell table:style-name="ce17" office:value-type="string" calcext:value-type="string">
            <text:p>Top + 15 + 15 + “5”+”5”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0" office:value-type="string" calcext:value-type="string">
            <text:p>Calculating M (slope) for each Load Sensor (weight at center of gravity is divided by 4)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These cells refer to the table above, of Statistics for each Load Sensor and weigh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 = (Y2-Y1) / ((X2 – X1) / 4)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UL</text:p>
          </table:table-cell>
          <table:table-cell table:style-name="ce10" office:value-type="string" calcext:value-type="string">
            <text:p>UR</text:p>
          </table:table-cell>
          <table:table-cell table:style-name="ce10" office:value-type="string" calcext:value-type="string">
            <text:p>L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.5 to 0 kg</text:p>
          </table:table-cell>
          <table:table-cell table:formula="of:=([.A13]-[.A12])/(([.I13]-[.I12])/4)" office:value-type="float" office:value="50936.7058823529" calcext:value-type="float">
            <text:p>50936.7058823529</text:p>
          </table:table-cell>
          <table:table-cell table:formula="of:=([.C13]-[.C12])/(([.I13]-[.I12])/4)" office:value-type="float" office:value="41293.7411764706" calcext:value-type="float">
            <text:p>41293.7411764706</text:p>
          </table:table-cell>
          <table:table-cell table:formula="of:=([.E13]-[.E12])/(([.I13]-[.I12])/4)" office:value-type="float" office:value="58732.8470588235" calcext:value-type="float">
            <text:p>58732.8470588235</text:p>
          </table:table-cell>
          <table:table-cell table:formula="of:=([.G13]-[.G12])/(([.I13]-[.I12])/4)" office:value-type="float" office:value="41180.8" calcext:value-type="float">
            <text:p>41180.8</text:p>
          </table:table-cell>
          <table:table-cell/>
          <table:table-cell office:value-type="string" calcext:value-type="string">
            <text:p>That's Units per Kilogram. A 1000 unit variability = 1000/40000 = about 0.025 k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.7 to 8.5 kg</text:p>
          </table:table-cell>
          <table:table-cell table:formula="of:=([.A14]-[.A13])/(([.I14]-[.I13])/4)" office:value-type="float" office:value="44283.4545454546" calcext:value-type="float">
            <text:p>44283.4545454546</text:p>
          </table:table-cell>
          <table:table-cell table:formula="of:=([.C14]-[.C13])/(([.I14]-[.I13])/4)" office:value-type="float" office:value="45489.8181818182" calcext:value-type="float">
            <text:p>45489.8181818182</text:p>
          </table:table-cell>
          <table:table-cell table:formula="of:=([.E14]-[.E13])/(([.I14]-[.I13])/4)" office:value-type="float" office:value="52605.6363636364" calcext:value-type="float">
            <text:p>52605.6363636364</text:p>
          </table:table-cell>
          <table:table-cell table:formula="of:=([.G14]-[.G13])/(([.I14]-[.I13])/4)" office:value-type="float" office:value="49460" calcext:value-type="float">
            <text:p>494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.9 to 10.7 kg</text:p>
          </table:table-cell>
          <table:table-cell table:formula="of:=([.A15]-[.A14])/(([.I15]-[.I14])/4)" office:value-type="float" office:value="49468.1818181818" calcext:value-type="float">
            <text:p>49468.1818181818</text:p>
          </table:table-cell>
          <table:table-cell table:formula="of:=([.C15]-[.C14])/(([.I15]-[.I14])/4)" office:value-type="float" office:value="45207.6363636364" calcext:value-type="float">
            <text:p>45207.6363636364</text:p>
          </table:table-cell>
          <table:table-cell table:formula="of:=([.E15]-[.E14])/(([.I15]-[.I14])/4)" office:value-type="float" office:value="60106.9090909091" calcext:value-type="float">
            <text:p>60106.9090909091</text:p>
          </table:table-cell>
          <table:table-cell table:formula="of:=([.G15]-[.G14])/(([.I15]-[.I14])/4)" office:value-type="float" office:value="44716" calcext:value-type="float">
            <text:p>447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.3 to 12.9 kg</text:p>
          </table:table-cell>
          <table:table-cell table:formula="of:=([.A16]-[.A15])/(([.I16]-[.I15])/4)" office:value-type="float" office:value="35034.8333333333" calcext:value-type="float">
            <text:p>35034.8333333333</text:p>
          </table:table-cell>
          <table:table-cell table:formula="of:=([.C16]-[.C15])/(([.I16]-[.I15])/4)" office:value-type="float" office:value="43267.8333333333" calcext:value-type="float">
            <text:p>43267.8333333333</text:p>
          </table:table-cell>
          <table:table-cell table:formula="of:=([.E16]-[.E15])/(([.I16]-[.I15])/4)" office:value-type="float" office:value="47327.1666666666" calcext:value-type="float">
            <text:p>47327.1666666666</text:p>
          </table:table-cell>
          <table:table-cell table:formula="of:=([.G16]-[.G15])/(([.I16]-[.I15])/4)" office:value-type="float" office:value="48847.8333333333" calcext:value-type="float">
            <text:p>48847.8333333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.5 to 15.3 kg</text:p>
          </table:table-cell>
          <table:table-cell table:formula="of:=([.A17]-[.A16])/(([.I17]-[.I16])/4)" office:value-type="float" office:value="48164.7272727273" calcext:value-type="float">
            <text:p>48164.7272727273</text:p>
          </table:table-cell>
          <table:table-cell table:formula="of:=([.C17]-[.C16])/(([.I17]-[.I16])/4)" office:value-type="float" office:value="52833.8181818182" calcext:value-type="float">
            <text:p>52833.8181818182</text:p>
          </table:table-cell>
          <table:table-cell table:formula="of:=([.E17]-[.E16])/(([.I17]-[.I16])/4)" office:value-type="float" office:value="54308.9090909091" calcext:value-type="float">
            <text:p>54308.9090909091</text:p>
          </table:table-cell>
          <table:table-cell table:formula="of:=([.G17]-[.G16])/(([.I17]-[.I16])/4)" office:value-type="float" office:value="49765.8181818182" calcext:value-type="float">
            <text:p>49765.81818181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.7 to 17.5 kg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5" office:value-type="string" calcext:value-type="string">
            <text:p>Average 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g M ignore 0kg</text:p>
          </table:table-cell>
          <table:table-cell table:number-columns-repeated="1023"/>
        </table:table-row>
        <table:table-row table:style-name="ro2">
          <table:table-cell table:style-name="ce16" table:number-columns-repeated="5"/>
          <table:table-cell table:number-columns-repeated="1019"/>
        </table:table-row>
        <table:table-row table:style-name="ro2">
          <table:table-cell table:style-name="ce16" office:value-type="string" calcext:value-type="string">
            <text:p><text:span text:style-name="T1">Example calibration output</text:span>.  To find whether your readings are stable, copy and paste several lines of calibration output here and graph the variation</text:p>
          </table:table-cell>
          <table:table-cell table:style-name="ce16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A variation in the averages of a few hundred units is good.</text:p>
          </table:table-cell>
          <table:table-cell table:style-name="ce16" table:number-columns-repeated="4"/>
          <table:table-cell table:number-columns-repeated="1019"/>
        </table:table-row>
        <table:table-row table:style-name="ro2">
          <table:table-cell table:style-name="ce14" office:value-type="float" office:value="184588.3" calcext:value-type="float">
            <text:p>184588.3</text:p>
          </table:table-cell>
          <table:table-cell table:style-name="ce14" office:value-type="float" office:value="23.5" calcext:value-type="float">
            <text:p>23.5</text:p>
          </table:table-cell>
          <table:table-cell table:style-name="ce14" office:value-type="float" office:value="212535.8" calcext:value-type="float">
            <text:p>212535.8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3762.5" calcext:value-type="float">
            <text:p>183762.5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105648.4" calcext:value-type="float">
            <text:p>105648.4</text:p>
          </table:table-cell>
          <table:table-cell table:style-name="ce15" office:value-type="float" office:value="29.4" calcext:value-type="float">
            <text:p>29.4</text:p>
          </table:table-cell>
          <table:table-cell table:number-columns-repeated="1016"/>
        </table:table-row>
        <table:table-row table:style-name="ro2">
          <table:table-cell table:style-name="ce14" office:value-type="float" office:value="184581.6" calcext:value-type="float">
            <text:p>184581.6</text:p>
          </table:table-cell>
          <table:table-cell table:style-name="ce14" office:value-type="float" office:value="19.3" calcext:value-type="float">
            <text:p>19.3</text:p>
          </table:table-cell>
          <table:table-cell table:style-name="ce14" office:value-type="float" office:value="212543" calcext:value-type="float">
            <text:p>212543</text:p>
          </table:table-cell>
          <table:table-cell table:style-name="ce14" office:value-type="float" office:value="20.1" calcext:value-type="float">
            <text:p>20.1</text:p>
          </table:table-cell>
          <table:table-cell table:style-name="ce14" office:value-type="float" office:value="183770.2" calcext:value-type="float">
            <text:p>183770.2</text:p>
          </table:table-cell>
          <table:table-cell table:style-name="ce15" office:value-type="float" office:value="22.9" calcext:value-type="float">
            <text:p>22.9</text:p>
          </table:table-cell>
          <table:table-cell table:style-name="ce15" office:value-type="float" office:value="105658" calcext:value-type="float">
            <text:p>105658</text:p>
          </table:table-cell>
          <table:table-cell table:style-name="ce15" office:value-type="float" office:value="23.1" calcext:value-type="float">
            <text:p>23.1</text:p>
          </table:table-cell>
          <table:table-cell table:number-columns-repeated="1016"/>
        </table:table-row>
        <table:table-row table:style-name="ro2">
          <table:table-cell table:style-name="ce14" office:value-type="float" office:value="184570.7" calcext:value-type="float">
            <text:p>184570.7</text:p>
          </table:table-cell>
          <table:table-cell table:style-name="ce14" office:value-type="float" office:value="17.8" calcext:value-type="float">
            <text:p>17.8</text:p>
          </table:table-cell>
          <table:table-cell table:style-name="ce14" office:value-type="float" office:value="212531.2" calcext:value-type="float">
            <text:p>212531.2</text:p>
          </table:table-cell>
          <table:table-cell table:style-name="ce14" office:value-type="float" office:value="20.2" calcext:value-type="float">
            <text:p>20.2</text:p>
          </table:table-cell>
          <table:table-cell table:style-name="ce14" office:value-type="float" office:value="183779.5" calcext:value-type="float">
            <text:p>183779.5</text:p>
          </table:table-cell>
          <table:table-cell table:style-name="ce15" office:value-type="float" office:value="23.2" calcext:value-type="float">
            <text:p>23.2</text:p>
          </table:table-cell>
          <table:table-cell table:style-name="ce15" office:value-type="float" office:value="105661.1" calcext:value-type="float">
            <text:p>105661.1</text:p>
          </table:table-cell>
          <table:table-cell table:style-name="ce15" office:value-type="float" office:value="26.6" calcext:value-type="float">
            <text:p>26.6</text:p>
          </table:table-cell>
          <table:table-cell table:number-columns-repeated="1016"/>
        </table:table-row>
        <table:table-row table:style-name="ro2">
          <table:table-cell table:style-name="ce14" office:value-type="float" office:value="184566.2" calcext:value-type="float">
            <text:p>184566.2</text:p>
          </table:table-cell>
          <table:table-cell table:style-name="ce14" office:value-type="float" office:value="24.1" calcext:value-type="float">
            <text:p>24.1</text:p>
          </table:table-cell>
          <table:table-cell table:style-name="ce14" office:value-type="float" office:value="212533.9" calcext:value-type="float">
            <text:p>212533.9</text:p>
          </table:table-cell>
          <table:table-cell table:style-name="ce14" office:value-type="float" office:value="22.9" calcext:value-type="float">
            <text:p>22.9</text:p>
          </table:table-cell>
          <table:table-cell table:style-name="ce14" office:value-type="float" office:value="183772" calcext:value-type="float">
            <text:p>183772</text:p>
          </table:table-cell>
          <table:table-cell table:style-name="ce15" office:value-type="float" office:value="29.9" calcext:value-type="float">
            <text:p>29.9</text:p>
          </table:table-cell>
          <table:table-cell table:style-name="ce15" office:value-type="float" office:value="105641.2" calcext:value-type="float">
            <text:p>105641.2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14" office:value-type="float" office:value="184580.2" calcext:value-type="float">
            <text:p>184580.2</text:p>
          </table:table-cell>
          <table:table-cell table:style-name="ce14" office:value-type="float" office:value="20.2" calcext:value-type="float">
            <text:p>20.2</text:p>
          </table:table-cell>
          <table:table-cell table:style-name="ce14" office:value-type="float" office:value="212537.7" calcext:value-type="float">
            <text:p>212537.7</text:p>
          </table:table-cell>
          <table:table-cell table:style-name="ce14" office:value-type="float" office:value="16.8" calcext:value-type="float">
            <text:p>16.8</text:p>
          </table:table-cell>
          <table:table-cell table:style-name="ce14" office:value-type="float" office:value="183778.5" calcext:value-type="float">
            <text:p>183778.5</text:p>
          </table:table-cell>
          <table:table-cell table:style-name="ce15" office:value-type="float" office:value="25.6" calcext:value-type="float">
            <text:p>25.6</text:p>
          </table:table-cell>
          <table:table-cell table:style-name="ce15" office:value-type="float" office:value="105650.6" calcext:value-type="float">
            <text:p>105650.6</text:p>
          </table:table-cell>
          <table:table-cell table:style-name="ce15" office:value-type="float" office:value="20.7" calcext:value-type="float">
            <text:p>20.7</text:p>
          </table:table-cell>
          <table:table-cell table:number-columns-repeated="1016"/>
        </table:table-row>
        <table:table-row table:style-name="ro2">
          <table:table-cell table:style-name="ce14" office:value-type="float" office:value="184585" calcext:value-type="float">
            <text:p>184585</text:p>
          </table:table-cell>
          <table:table-cell table:style-name="ce14" office:value-type="float" office:value="21.5" calcext:value-type="float">
            <text:p>21.5</text:p>
          </table:table-cell>
          <table:table-cell table:style-name="ce14" office:value-type="float" office:value="212543.8" calcext:value-type="float">
            <text:p>212543.8</text:p>
          </table:table-cell>
          <table:table-cell table:style-name="ce14" office:value-type="float" office:value="20.4" calcext:value-type="float">
            <text:p>20.4</text:p>
          </table:table-cell>
          <table:table-cell table:style-name="ce14" office:value-type="float" office:value="183773.8" calcext:value-type="float">
            <text:p>183773.8</text:p>
          </table:table-cell>
          <table:table-cell table:style-name="ce15" office:value-type="float" office:value="24.2" calcext:value-type="float">
            <text:p>24.2</text:p>
          </table:table-cell>
          <table:table-cell table:style-name="ce15" office:value-type="float" office:value="105660.3" calcext:value-type="float">
            <text:p>105660.3</text:p>
          </table:table-cell>
          <table:table-cell table:style-name="ce15" office:value-type="float" office:value="22.9" calcext:value-type="float">
            <text:p>22.9</text:p>
          </table:table-cell>
          <table:table-cell table:number-columns-repeated="1016"/>
        </table:table-row>
        <table:table-row table:style-name="ro2">
          <table:table-cell table:style-name="ce14" office:value-type="float" office:value="184608.8" calcext:value-type="float">
            <text:p>184608.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12541" calcext:value-type="float">
            <text:p>212541</text:p>
          </table:table-cell>
          <table:table-cell table:style-name="ce14" office:value-type="float" office:value="20.9" calcext:value-type="float">
            <text:p>20.9</text:p>
          </table:table-cell>
          <table:table-cell table:style-name="ce14" office:value-type="float" office:value="183788.8" calcext:value-type="float">
            <text:p>183788.8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105640.8" calcext:value-type="float">
            <text:p>105640.8</text:p>
          </table:table-cell>
          <table:table-cell table:style-name="ce15" office:value-type="float" office:value="27.6" calcext:value-type="float">
            <text:p>27.6</text:p>
          </table:table-cell>
          <table:table-cell table:number-columns-repeated="1016"/>
        </table:table-row>
        <table:table-row table:style-name="ro2">
          <table:table-cell table:style-name="ce14" office:value-type="float" office:value="184600.3" calcext:value-type="float">
            <text:p>184600.3</text:p>
          </table:table-cell>
          <table:table-cell table:style-name="ce14" office:value-type="float" office:value="28.8" calcext:value-type="float">
            <text:p>28.8</text:p>
          </table:table-cell>
          <table:table-cell table:style-name="ce14" office:value-type="float" office:value="212547.8" calcext:value-type="float">
            <text:p>212547.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3770.1" calcext:value-type="float">
            <text:p>183770.1</text:p>
          </table:table-cell>
          <table:table-cell table:style-name="ce15" office:value-type="float" office:value="22.1" calcext:value-type="float">
            <text:p>22.1</text:p>
          </table:table-cell>
          <table:table-cell table:style-name="ce15" office:value-type="float" office:value="105665.2" calcext:value-type="float">
            <text:p>105665.2</text:p>
          </table:table-cell>
          <table:table-cell table:style-name="ce15" office:value-type="float" office:value="21.5" calcext:value-type="float">
            <text:p>21.5</text:p>
          </table:table-cell>
          <table:table-cell table:number-columns-repeated="1016"/>
        </table:table-row>
        <table:table-row table:style-name="ro2">
          <table:table-cell table:style-name="ce15" office:value-type="float" office:value="184601.3" calcext:value-type="float">
            <text:p>184601.3</text:p>
          </table:table-cell>
          <table:table-cell table:style-name="ce15" office:value-type="float" office:value="22.1" calcext:value-type="float">
            <text:p>22.1</text:p>
          </table:table-cell>
          <table:table-cell table:style-name="ce15" office:value-type="float" office:value="212540.3" calcext:value-type="float">
            <text:p>212540.3</text:p>
          </table:table-cell>
          <table:table-cell table:style-name="ce15" office:value-type="float" office:value="20.5" calcext:value-type="float">
            <text:p>20.5</text:p>
          </table:table-cell>
          <table:table-cell table:style-name="ce15" office:value-type="float" office:value="183777.9" calcext:value-type="float">
            <text:p>183777.9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105662.3" calcext:value-type="float">
            <text:p>105662.3</text:p>
          </table:table-cell>
          <table:table-cell table:style-name="ce15" office:value-type="float" office:value="18.9" calcext:value-type="float">
            <text:p>18.9</text:p>
          </table:table-cell>
          <table:table-cell table:number-columns-repeated="1016"/>
        </table:table-row>
        <table:table-row table:style-name="ro2">
          <table:table-cell table:style-name="ce15" office:value-type="float" office:value="184603.6" calcext:value-type="float">
            <text:p>184603.6</text:p>
          </table:table-cell>
          <table:table-cell table:style-name="ce15" office:value-type="float" office:value="19.3" calcext:value-type="float">
            <text:p>19.3</text:p>
          </table:table-cell>
          <table:table-cell table:style-name="ce15" office:value-type="float" office:value="212532.8" calcext:value-type="float">
            <text:p>212532.8</text:p>
          </table:table-cell>
          <table:table-cell table:style-name="ce15" office:value-type="float" office:value="17.4" calcext:value-type="float">
            <text:p>17.4</text:p>
          </table:table-cell>
          <table:table-cell table:style-name="ce15" office:value-type="float" office:value="183780" calcext:value-type="float">
            <text:p>183780</text:p>
          </table:table-cell>
          <table:table-cell table:style-name="ce15" office:value-type="float" office:value="21.3" calcext:value-type="float">
            <text:p>21.3</text:p>
          </table:table-cell>
          <table:table-cell table:style-name="ce15" office:value-type="float" office:value="105648.2" calcext:value-type="float">
            <text:p>105648.2</text:p>
          </table:table-cell>
          <table:table-cell table:style-name="ce15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15" office:value-type="float" office:value="184601.5" calcext:value-type="float">
            <text:p>184601.5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12546.9" calcext:value-type="float">
            <text:p>212546.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83766" calcext:value-type="float">
            <text:p>18376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05663.6" calcext:value-type="float">
            <text:p>105663.6</text:p>
          </table:table-cell>
          <table:table-cell table:style-name="ce15" office:value-type="float" office:value="22.3" calcext:value-type="float">
            <text:p>22.3</text:p>
          </table:table-cell>
          <table:table-cell table:number-columns-repeated="1016"/>
        </table:table-row>
        <table:table-row table:style-name="ro2">
          <table:table-cell table:style-name="ce15" office:value-type="float" office:value="184602.6" calcext:value-type="float">
            <text:p>184602.6</text:p>
          </table:table-cell>
          <table:table-cell table:style-name="ce15" office:value-type="float" office:value="20.8" calcext:value-type="float">
            <text:p>20.8</text:p>
          </table:table-cell>
          <table:table-cell table:style-name="ce15" office:value-type="float" office:value="212534.4" calcext:value-type="float">
            <text:p>212534.4</text:p>
          </table:table-cell>
          <table:table-cell table:style-name="ce15" office:value-type="float" office:value="16.9" calcext:value-type="float">
            <text:p>16.9</text:p>
          </table:table-cell>
          <table:table-cell table:style-name="ce15" office:value-type="float" office:value="183771.7" calcext:value-type="float">
            <text:p>183771.7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105653.8" calcext:value-type="float">
            <text:p>105653.8</text:p>
          </table:table-cell>
          <table:table-cell table:style-name="ce15" office:value-type="float" office:value="22.4" calcext:value-type="float">
            <text:p>22.4</text:p>
          </table:table-cell>
          <table:table-cell table:number-columns-repeated="1016"/>
        </table:table-row>
        <table:table-row table:style-name="ro2">
          <table:table-cell table:style-name="ce15" office:value-type="float" office:value="184606.5" calcext:value-type="float">
            <text:p>184606.5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12543.9" calcext:value-type="float">
            <text:p>212543.9</text:p>
          </table:table-cell>
          <table:table-cell table:style-name="ce15" office:value-type="float" office:value="24.8" calcext:value-type="float">
            <text:p>24.8</text:p>
          </table:table-cell>
          <table:table-cell table:style-name="ce15" office:value-type="float" office:value="183780" calcext:value-type="float">
            <text:p>18378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05655.5" calcext:value-type="float">
            <text:p>105655.5</text:p>
          </table:table-cell>
          <table:table-cell table:style-name="ce15" office:value-type="float" office:value="21.8" calcext:value-type="float">
            <text:p>21.8</text:p>
          </table:table-cell>
          <table:table-cell table:number-columns-repeated="1016"/>
        </table:table-row>
        <table:table-row table:style-name="ro2">
          <table:table-cell table:style-name="ce15" office:value-type="float" office:value="184597.7" calcext:value-type="float">
            <text:p>184597.7</text:p>
          </table:table-cell>
          <table:table-cell table:style-name="ce15" office:value-type="float" office:value="20.2" calcext:value-type="float">
            <text:p>20.2</text:p>
          </table:table-cell>
          <table:table-cell table:style-name="ce15" office:value-type="float" office:value="212546.7" calcext:value-type="float">
            <text:p>212546.7</text:p>
          </table:table-cell>
          <table:table-cell table:style-name="ce15" office:value-type="float" office:value="15.8" calcext:value-type="float">
            <text:p>15.8</text:p>
          </table:table-cell>
          <table:table-cell table:style-name="ce15" office:value-type="float" office:value="183766.5" calcext:value-type="float">
            <text:p>183766.5</text:p>
          </table:table-cell>
          <table:table-cell table:style-name="ce15" office:value-type="float" office:value="22.4" calcext:value-type="float">
            <text:p>22.4</text:p>
          </table:table-cell>
          <table:table-cell table:style-name="ce15" office:value-type="float" office:value="105657.2" calcext:value-type="float">
            <text:p>105657.2</text:p>
          </table:table-cell>
          <table:table-cell table:style-name="ce15" office:value-type="float" office:value="20.1" calcext:value-type="float">
            <text:p>20.1</text:p>
          </table:table-cell>
          <table:table-cell table:number-columns-repeated="1016"/>
        </table:table-row>
        <table:table-row table:style-name="ro2">
          <table:table-cell table:style-name="ce15" office:value-type="float" office:value="184610.5" calcext:value-type="float">
            <text:p>184610.5</text:p>
          </table:table-cell>
          <table:table-cell table:style-name="ce15" office:value-type="float" office:value="27.3" calcext:value-type="float">
            <text:p>27.3</text:p>
          </table:table-cell>
          <table:table-cell table:style-name="ce15" office:value-type="float" office:value="212547.5" calcext:value-type="float">
            <text:p>212547.5</text:p>
          </table:table-cell>
          <table:table-cell table:style-name="ce15" office:value-type="float" office:value="17.8" calcext:value-type="float">
            <text:p>17.8</text:p>
          </table:table-cell>
          <table:table-cell table:style-name="ce15" office:value-type="float" office:value="183769.5" calcext:value-type="float">
            <text:p>183769.5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05663.3" calcext:value-type="float">
            <text:p>105663.3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15" office:value-type="float" office:value="184617.4" calcext:value-type="float">
            <text:p>184617.4</text:p>
          </table:table-cell>
          <table:table-cell table:style-name="ce15" office:value-type="float" office:value="35.8" calcext:value-type="float">
            <text:p>35.8</text:p>
          </table:table-cell>
          <table:table-cell table:style-name="ce15" office:value-type="float" office:value="212558.4" calcext:value-type="float">
            <text:p>212558.4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183771.9" calcext:value-type="float">
            <text:p>183771.9</text:p>
          </table:table-cell>
          <table:table-cell table:style-name="ce15" office:value-type="float" office:value="25.9" calcext:value-type="float">
            <text:p>25.9</text:p>
          </table:table-cell>
          <table:table-cell table:style-name="ce15" office:value-type="float" office:value="105646.4" calcext:value-type="float">
            <text:p>105646.4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office:value-type="float" office:value="184613.1" calcext:value-type="float">
            <text:p>184613.1</text:p>
          </table:table-cell>
          <table:table-cell office:value-type="float" office:value="20.5" calcext:value-type="float">
            <text:p>20.5</text:p>
          </table:table-cell>
          <table:table-cell office:value-type="float" office:value="212547.5" calcext:value-type="float">
            <text:p>212547.5</text:p>
          </table:table-cell>
          <table:table-cell office:value-type="float" office:value="19.7" calcext:value-type="float">
            <text:p>19.7</text:p>
          </table:table-cell>
          <table:table-cell office:value-type="float" office:value="183780" calcext:value-type="float">
            <text:p>183780</text:p>
          </table:table-cell>
          <table:table-cell office:value-type="float" office:value="22.8" calcext:value-type="float">
            <text:p>22.8</text:p>
          </table:table-cell>
          <table:table-cell office:value-type="float" office:value="105659.5" calcext:value-type="float">
            <text:p>105659.5</text:p>
          </table:table-cell>
          <table:table-cell office:value-type="float" office:value="27.3" calcext:value-type="float">
            <text:p>27.3</text:p>
          </table:table-cell>
          <table:table-cell table:number-columns-repeated="1016"/>
        </table:table-row>
        <table:table-row table:style-name="ro2">
          <table:table-cell office:value-type="float" office:value="184618.1" calcext:value-type="float">
            <text:p>184618.1</text:p>
          </table:table-cell>
          <table:table-cell office:value-type="float" office:value="28.9" calcext:value-type="float">
            <text:p>28.9</text:p>
          </table:table-cell>
          <table:table-cell office:value-type="float" office:value="212559.9" calcext:value-type="float">
            <text:p>212559.9</text:p>
          </table:table-cell>
          <table:table-cell office:value-type="float" office:value="28.7" calcext:value-type="float">
            <text:p>28.7</text:p>
          </table:table-cell>
          <table:table-cell office:value-type="float" office:value="183776.3" calcext:value-type="float">
            <text:p>183776.3</text:p>
          </table:table-cell>
          <table:table-cell office:value-type="float" office:value="26.8" calcext:value-type="float">
            <text:p>26.8</text:p>
          </table:table-cell>
          <table:table-cell office:value-type="float" office:value="105659.9" calcext:value-type="float">
            <text:p>105659.9</text:p>
          </table:table-cell>
          <table:table-cell office:value-type="float" office:value="24.4" calcext:value-type="float">
            <text:p>24.4</text:p>
          </table:table-cell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08:42:51.826711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15T23:01:15.202412354</dc:date>
    <meta:editing-duration>P3DT2H46M33S</meta:editing-duration>
    <meta:editing-cycles>88</meta:editing-cycles>
    <meta:generator>LibreOffice/4.2.8.2$Linux_X86_64 LibreOffice_project/420m0$Build-2</meta:generator>
    <meta:document-statistic meta:table-count="3" meta:cell-count="717" meta:object-count="0"/>
  </office:meta>
</office:document-meta>
</file>